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0af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0d37" officeooo:paragraph-rsid="00040d3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0d37" officeooo:paragraph-rsid="00040d3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56add" officeooo:paragraph-rsid="00056ad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6287b" officeooo:paragraph-rsid="0006287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6287b" officeooo:paragraph-rsid="0006287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76289" officeooo:paragraph-rsid="0007628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76289" officeooo:paragraph-rsid="0007628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8e3fe" officeooo:paragraph-rsid="0008e3fe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8e3fe" officeooo:paragraph-rsid="0008e3fe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40d37" officeooo:paragraph-rsid="00040d3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40d37" officeooo:paragraph-rsid="00040d37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40d37" officeooo:paragraph-rsid="00040d3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56add" officeooo:paragraph-rsid="00056ad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6287b" officeooo:paragraph-rsid="0006287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76289" officeooo:paragraph-rsid="00076289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040d37" officeooo:paragraph-rsid="000a0af7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officeooo:rsid="00076289" officeooo:paragraph-rsid="00076289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weight="normal" officeooo:rsid="00076289" officeooo:paragraph-rsid="00076289" style:font-weight-asian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weight="normal" officeooo:rsid="00076289" officeooo:paragraph-rsid="00076289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weight="normal" officeooo:rsid="0008e3fe" officeooo:paragraph-rsid="0008e3fe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bb298" officeooo:paragraph-rsid="000bb298" style:font-weight-asian="normal" style:font-weight-complex="normal"/>
    </style:style>
    <style:style style:name="T1" style:family="text">
      <style:text-properties officeooo:rsid="0006287b"/>
    </style:style>
    <style:style style:name="T2" style:family="text">
      <style:text-properties officeooo:rsid="0007628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0d37" style:font-weight-asian="normal" style:font-weight-complex="normal"/>
    </style:style>
    <style:style style:name="T6" style:family="text">
      <style:text-properties fo:font-weight="normal" officeooo:rsid="0006287b" style:font-weight-asian="normal" style:font-weight-complex="normal"/>
    </style:style>
    <style:style style:name="T7" style:family="text">
      <style:text-properties fo:font-weight="normal" officeooo:rsid="000a0af7" style:font-weight-asian="normal" style:font-weight-complex="normal"/>
    </style:style>
    <style:style style:name="T8" style:family="text">
      <style:text-properties officeooo:rsid="000a0a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ICHOLAS CAPES</text:p>
      <text:p text:style-name="P17">1731 Putnam Ave. Apt 5. <text:s/>• <text:s text:c="2"/>Normal IL 61761</text:p>
      <text:p text:style-name="P1"><text:span text:style-name="T5">(815) 762-131</text:span><text:span text:style-name="T7">1</text:span></text:p>
      <text:p text:style-name="P1"><text:a xlink:type="simple" xlink:href="mailto:capesn1@gmail.com" text:style-name="Internet_20_link" text:visited-style-name="Visited_20_Internet_20_Link"><text:span text:style-name="T5">capesn1@gmail.com</text:span></text:a></text:p>
      <text:p text:style-name="P11"/>
      <text:p text:style-name="P2">OBJECTIVE</text:p>
      <text:p text:style-name="P13">To obtain a job in the technology industry, preferably with a focus on security. Past experience with both technology and team oriented leadership.</text:p>
      <text:p text:style-name="P12"/>
      <text:p text:style-name="P2">EDUCATION</text:p>
      <text:p text:style-name="P4">Illinois State University, Normal IL</text:p>
      <text:p text:style-name="P4"><text:span text:style-name="T4">Bachelor of Science in Information Systems,</text:span><text:span text:style-name="T6"> focus on Information Assurance/Security<text:tab/> <text:s text:c="8"/></text:span><text:span text:style-name="T1">Dec. 2017</text:span></text:p>
      <text:p text:style-name="P22">First Semester GPA: 2.79/4.0</text:p>
      <text:p text:style-name="P22"/>
      <text:p text:style-name="P3">Kishwaukee Community College, Malta, IL</text:p>
      <text:p text:style-name="P4"><text:span text:style-name="T4">Associate in Science<text:tab/></text:span><text:tab/><text:tab/><text:tab/><text:tab/><text:tab/><text:tab/><text:tab/><text:tab/><text:tab/> <text:s text:c="8"/>May 2015</text:p>
      <text:p text:style-name="P14">Cumulative GPA: 3.5/4.0</text:p>
      <text:p text:style-name="P14"/>
      <text:p text:style-name="P6">RELATED EXPERIENCE</text:p>
      <text:p text:style-name="P7">Youth Director<text:tab/><text:tab/><text:tab/><text:tab/><text:tab/><text:tab/><text:tab/><text:tab/><text:tab/>Feb. 2014 – Aug. 2014</text:p>
      <text:p text:style-name="P16">KeyMan Multi-National Leadership University, Elizabethtown, PA</text:p>
      <text:list xml:id="list7899302050275467740" text:style-name="L1">
        <text:list-item>
          <text:p text:style-name="P18">Planned a week long event for 140+ attendees.</text:p>
        </text:list-item>
        <text:list-item>
          <text:p text:style-name="P18">Reorganized and restructured the leadership conference to better facilitate person growth.</text:p>
        </text:list-item>
        <text:list-item>
          <text:p text:style-name="P18">Delegated responsibilities and followed through with other youth leader to create an enjoyable educational week for everyone. </text:p>
        </text:list-item>
      </text:list>
      <text:p text:style-name="P16"/>
      <text:p text:style-name="P7">State Master Councilor</text:p>
      <text:p text:style-name="P16">DeMolay International <text:span text:style-name="T8">Jurisdiction</text:span> of Illinois, IL<text:tab/><text:tab/><text:tab/><text:tab/><text:tab/> <text:s text:c="2"/><text:span text:style-name="T3">Jul. 2013 – Jul. 2014</text:span></text:p>
      <text:list xml:id="list158119876884338733" text:style-name="L2">
        <text:list-item>
          <text:p text:style-name="P19">Established a year-long plan and budget to run DeMolay in the state of Illinois.</text:p>
        </text:list-item>
        <text:list-item>
          <text:p text:style-name="P21">Managed 4 state wide committees as well as multiple five figure budgets.</text:p>
        </text:list-item>
        <text:list-item>
          <text:p text:style-name="P21">Responsible for team of 9 State Officers to help execute my plan. </text:p>
        </text:list-item>
        <text:list-item>
          <text:p text:style-name="P21">Planned multiple 1-3 day weekend events ranging in size for 100-300 people.</text:p>
          <text:p text:style-name="P21"/>
        </text:list-item>
      </text:list>
      <text:p text:style-name="P8">WORK EXPERIENCE</text:p>
      <text:p text:style-name="P5">Computer Technician<text:tab/><text:tab/><text:tab/><text:tab/><text:tab/><text:tab/><text:tab/><text:tab/><text:tab/> <text:s/><text:span text:style-name="T2">Summer</text:span> 2012</text:p>
      <text:p text:style-name="P15">Burlington Central School District, Burlington, IL</text:p>
      <text:list xml:id="list5275354177307275292" text:style-name="L3">
        <text:list-item>
          <text:p text:style-name="P20">Rewired old school buildings to better facilitate <text:span text:style-name="T8">intranet</text:span> traffic.</text:p>
        </text:list-item>
        <text:list-item>
          <text:p text:style-name="P20">Planned and executed the wiring of a new computer lab.</text:p>
        </text:list-item>
        <text:list-item>
          <text:p text:style-name="P20">Worked with teachers and other faculty to ensure all their technology needs were met.</text:p>
        </text:list-item>
      </text:list>
      <text:p text:style-name="P16"/>
      <text:p text:style-name="P10">SKILLS</text:p>
      <text:p text:style-name="P9">Languages:<text:tab/><text:tab/><text:span text:style-name="T4">One semester of C++, one semester Unix, two semesters Java, with some <text:tab/><text:tab/><text:tab/><text:tab/><text:tab/>personal dabbling in Python and Go.</text:span></text:p>
      <text:p text:style-name="P9">Communication:<text:tab/><text:span text:style-name="T4">Understands the need for communication both inside the company and to a broad <text:tab/><text:tab/><text:tab/>audience.</text:span></text:p>
      <text:p text:style-name="P9">Coursework:<text:tab/><text:tab/><text:span text:style-name="T4">Unix/Linux administration, Interpersonal Communications, Cisco 1 &amp;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13:18:23.671796379</meta:creation-date>
    <dc:date>2016-02-14T14:53:52.633263351</dc:date>
    <meta:editing-duration>PT7M7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36" meta:word-count="286" meta:character-count="1945" meta:non-whitespace-character-count="1636"/>
  </office:meta>
</office:document-meta>
</file>